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File.ZipFil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File.getEntry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Fi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File.ZipFile( java . io . Fi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File.e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File.ZipFile( java . io . File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Fil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File.getInputStream( java . util . zip . ZipEntry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Fil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ZipFile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